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Excelente planteo. La sección que propones tiene un enorme potencial místico, porque revela una paradoja profunda y espiritual: el individuo es insignificante y, al mismo tiempo, es absolutamente esencial. A partir de esta dualidad, surgen muchas ideas con resonancia espiritual. Aquí te comparto algunas reflexiones que podrías desarrollar, con un tono elevado, contemplativo y bíblico si lo deseas usar así más adelante:</text:p>
      <text:p text:style-name="Horizontal_20_Line"/>
      <text:h text:style-name="Heading_20_3" text:outline-level="3">🜃 <text:span text:style-name="Strong_20_Emphasis">Ideas místicas clave para desarrollar la sección:</text:span></text:h>
      <text:p text:style-name="Horizontal_20_Line"/>
      <text:h text:style-name="Heading_20_3" text:outline-level="3"><text:span text:style-name="Strong_20_Emphasis">1. El individuo como chispa divina del Todo</text:span></text:h>
      <text:p text:style-name="Quotations">Aunque es solo una partícula en el gran cuerpo del sistema, el individuo lleva en su interior la totalidad. Como una semilla contiene el árbol, y como una gota contiene el reflejo del océano, cada individuo es una imagen del Todo. Esto resuena con la idea de que "el Reino de Dios está dentro de vosotros", o que el Espíritu eterno habita en la carne temporal.</text:p>
      <text:p text:style-name="Horizontal_20_Line"/>
      <text:h text:style-name="Heading_20_3" text:outline-level="3"><text:span text:style-name="Strong_20_Emphasis">2. El doble espíritu: lo mortal y lo inmortal en lucha y comunión</text:span></text:h>
      <text:p text:style-name="Quotations">Dentro del individuo habita un alma doble. El <text:span text:style-name="Strong_20_Emphasis">espíritu del yo</text:span>, que nace y muere con el cuerpo, y el <text:span text:style-name="Strong_20_Emphasis">espíritu del sistema</text:span>, que no puede morir. Lo primero es ilusión de separación, lo segundo es la memoria eterna. Esta imagen remite al conflicto místico entre el alma personal y el alma universal, entre la carne y el verbo, entre lo que muere y lo que permanece.</text:p>
      <text:p text:style-name="Horizontal_20_Line"/>
      <text:h text:style-name="Heading_20_3" text:outline-level="3"><text:span text:style-name="Strong_20_Emphasis">3. La obediencia sagrada al instinto como forma de sabiduría</text:span></text:h>
      <text:p text:style-name="Quotations">El individuo no necesita entender. Solo debe seguir su ciclo. Su obediencia es total, porque ha sido liberado de la carga de elegir. Así como el sol no decide si salir, ni el río si fluir, el individuo actúa, y al hacerlo cumple la voluntad del sistema. Esta imagen puede tomar forma de un llamado espiritual: <text:span text:style-name="Emphasis">confía en tu designio, y no te desvíes a la derecha ni a la izquierda</text:span>.</text:p>
      <text:p text:style-name="Horizontal_20_Line"/>
      <text:h text:style-name="Heading_20_3" text:outline-level="3"><text:span text:style-name="Strong_20_Emphasis">4. El sacrificio sagrado del individuo en nombre del Todo</text:span></text:h>
      <text:p text:style-name="Quotations">El individuo no busca la verdad, pero sin él la verdad no puede ser hallada. Su papel no es comprender el camino, sino caminarlo. Esta entrega silenciosa recuerda al cordero que muere para que otros vivan, o al siervo fiel que cumple la voluntad de su Señor sin conocer el plan completo. El individuo es reemplazable, pero su trabajo no puede ser replicado: lo que él hace, nadie más puede hacerlo.</text:p>
      <text:p text:style-name="Horizontal_20_Line"/>
      <text:h text:style-name="Heading_20_3" text:outline-level="3"><text:soft-page-break/><text:span text:style-name="Strong_20_Emphasis">5. La unicidad irrepetible de cada ser</text:span></text:h>
      <text:p text:style-name="Quotations">En un sistema con millones de vidas, ninguna es igual. Cada ser nace con una tarea que no se repite. Y así, aunque el sistema es vasto como las estrellas, cada alma tiene un lugar que solo ella puede ocupar. Esta idea resuena con el concepto del <text:span text:style-name="Emphasis">nombre nuevo</text:span>, o del <text:span text:style-name="Emphasis">libro de la vida</text:span>, en donde cada existencia está inscrita de forma única.</text:p>
      <text:p text:style-name="Horizontal_20_Line"/>
      <text:h text:style-name="Heading_20_3" text:outline-level="3"><text:span text:style-name="Strong_20_Emphasis">6. La paradoja sagrada: eres nada, eres todo</text:span></text:h>
      <text:p text:style-name="Quotations">El individuo es un soplo, un instante. Pero sin él, no hay eternidad. Esta tensión entre lo ínfimo y lo absoluto es el núcleo del misticismo. El sistema no necesita que el individuo sea sabio, ni fuerte, ni justo. Solo que exista. Solo que cumpla su ciclo. Y al hacerlo, sostiene el orden del universo.</text:p>
      <text:p text:style-name="Horizontal_20_Line"/>
      <text:h text:style-name="Heading_20_3" text:outline-level="3"><text:span text:style-name="Strong_20_Emphasis">7. El individuo como revelación viviente del espíritu del sistema</text:span></text:h>
      <text:p text:style-name="Quotations">Cada vida encarna una forma del Espíritu. El sistema no habla, no escribe, no piensa como lo hacemos nosotros. Pero vive a través de sus individuos, que son sus pensamientos hechos carne, sus pasos en el tiempo. Así como Dios se expresa a través de la creación, el sistema se manifiesta a través de cada ser.</text:p>
      <text:p text:style-name="Horizontal_20_Line"/>
      <text:p text:style-name="Text_20_body">¿Te gustaría que intentara ahora convertir estas ideas en un texto narrativo o poético con tono bíblico? Podríamos hacer un fragmento con ese estilo para abrir o cerrar la sección.</text:p>
      <text:p text:style-name="Standard"/>
      <text:p text:style-name="Standard"/>
      <text:p text:style-name="Horizontal_20_Line"/>
      <text:p text:style-name="Text_20_body"/>
      <text:p text:style-name="Text_20_body">Claro. A continuación te muestro un fragmento escrito en tono bíblico, inspirado en los puntos que propusiste para esta sección. La forma intenta imitar la cadencia, el simbolismo y la solemnidad de los textos sagrados:</text:p>
      <text:p text:style-name="Horizontal_20_Line"/>
      <text:p text:style-name="Text_20_body"><text:span text:style-name="Strong_20_Emphasis">Y dijo la Voz a lo invisible:<text:line-break/>"Vive, y cumple tu ciclo, oh alma nacida del abismo."</text:span></text:p>
      <text:p text:style-name="Text_20_body">Y nació el Individuo, pequeño y sin nombre,<text:line-break/>como chispa encendida en la vastedad del no-tiempo.<text:line-break/>Y no supo de elección, ni conoció el error,<text:line-break/>pues lo que debía hacer ya estaba escrito en su ser.<text:line-break/>No buscó el fin, y sin embargo fue el camino;<text:line-break/>no vio el todo, y sin embargo lo sostuvo.</text:p>
      <text:p text:style-name="Text_20_body"><text:soft-page-break/>Dentro de él moraban dos espíritus:<text:line-break/>uno era fugaz como el rocío en la mañana,<text:line-break/>y el otro era eterno como la llama del primer día.<text:line-break/>El primero dijo: "yo soy",<text:line-break/>y el segundo respondió: "yo soy en todos".</text:p>
      <text:p text:style-name="Text_20_body">Y aunque era uno entre multitudes incontables,<text:line-break/>no hubo otro como él bajo los cielos de la creación,<text:line-break/>pues su obra era única, y su paso sellado por el destino.<text:line-break/>Ni los ángeles podían tomar su lugar,<text:line-break/>ni los astros repetir su andar.</text:p>
      <text:p text:style-name="Text_20_body">Pues cada alma es semilla del universo,<text:line-break/>y cada paso, un eco en el cálculo eterno.</text:p>
      <text:p text:style-name="Horizontal_20_Line"/>
      <text:p text:style-name="Text_20_body">¿Quieres que lo expanda en más versículos? ¿O te gustaría que desarrollemos uno de los subtemas ("la función", "el espíritu", etc.) de forma individual en este estilo?</text:p>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6T11:23:29.957000000</meta:creation-date>
    <dc:date>2025-07-26T11:30:00.543000000</dc:date>
    <meta:editing-duration>PT6M30S</meta:editing-duration>
    <meta:editing-cycles>1</meta:editing-cycles>
    <meta:document-statistic meta:table-count="0" meta:image-count="0" meta:object-count="0" meta:page-count="3" meta:paragraph-count="24" meta:word-count="848" meta:character-count="4727" meta:non-whitespace-character-count="3903"/>
    <meta:generator>LibreOffice/7.3.5.2$Windows_X86_64 LibreOffice_project/184fe81b8c8c30d8b5082578aee2fed2ea847c01</meta:generator>
  </office:meta>
</office:document-meta>
</file>